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ad75" officeooo:paragraph-rsid="0004ad75"/>
    </style:style>
    <style:style style:name="P2" style:family="paragraph" style:parent-style-name="Standard">
      <style:text-properties officeooo:paragraph-rsid="0008062e"/>
    </style:style>
    <style:style style:name="P3" style:family="paragraph" style:parent-style-name="Standard">
      <style:text-properties officeooo:rsid="0008062e" officeooo:paragraph-rsid="0008062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paragraph-properties fo:margin-top="0cm" fo:margin-bottom="0cm" style:contextual-spacing="false"/>
    </style:style>
    <style:style style:name="T1" style:family="text">
      <style:text-properties fo:background-color="#ff6302" loext:char-shading-value="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ulti-tasking the Arduino – Part 2</text:p>
      <text:p text:style-name="Standard"/>
      <text:p text:style-name="Standard">In this guide we’ll build on the techniques learned in <text:a xlink:type="simple" xlink:href="https://learn.adafruit.com/multi-tasking-the-arduino-part-1/overview">Part 1</text:a> of the series while we explore several types of Arduino interrupts and show how they can be used to help your Arduino juggle even more tasks while keeping your code simple and responsive.</text:p>
      <text:p text:style-name="Text_20_body">Neste guia, vamos construir sobre as técnicas aprendidas na Parte 1 da série, enquanto nós explorar vários tipos de Arduino interrompe e mostrar como eles podem ser usados ​​para ajudar o seu Arduino malabarismos ainda mais tarefas ao mesmo tempo manter o seu código simples e ágil.</text:p>
      <text:p text:style-name="Standard">We'll learn how to harness the timer interrupts to keep everything running like clockwork.  And well explore using external interrupts to give us notifications of external events.</text:p>
      <text:p text:style-name="Standard">Vamos aprender como aproveitar as interrupções do timer para manter tudo funcionando como um relógio. E bem explorar usando interrupções externas para nos dar as notificações de eventos externos.</text:p>
      <text:p text:style-name="Standard"/>
      <text:h text:style-name="Heading_20_1" text:outline-level="1"><text:bookmark text:name="what-is-an-interrupt"/>What is an Interrupt? </text:h>
      <text:p text:style-name="Text_20_body">An interrupt is a signal that tells the processor to immediately stop what it is doing and handle some high priority processing.  That high priority processing is called an Interrupt Handler. </text:p>
      <text:p text:style-name="Text_20_body">Uma interrupção é um sinal que diz ao processador para parar imediatamente o que está fazendo e lidar com algum processamento de alta prioridade. Esse processamento de alta prioridade é chamado de manipulador de interrupção. </text:p>
      <text:p text:style-name="Text_20_body">An interrupt handler is like any other void function.  If you write one and attach it to an interrupt, it will get called whenever that interrupt signal is triggered.  When you return from the interrupt handler, the processor goes back to continue what it was doing before.</text:p>
      <text:p text:style-name="Text_20_body">Um manipulador de interrupção é como qualquer outra função void. Se você escrever um e anexá-lo a uma interrupção, ele será chamado sempre que o sinal de interrupção é disparada. Quando você retornar a partir do manipulador de interrupção, o processador de volta para continuar o que estava fazendo antes.</text:p>
      <text:h text:style-name="Heading_20_3" text:outline-level="3">Where do they come from?<text:line-break/>Onde é que eles vêm?</text:h>
      <text:p text:style-name="Standard"/>
      <text:p text:style-name="Text_20_body">Interrupts can be generated from several sources:</text:p>
      <text:list xml:id="list9213726856608661150" text:style-name="L1">
        <text:list-item>
          <text:p text:style-name="P6">Timer interrupts from one of the Arduino timers. </text:p>
        </text:list-item>
        <text:list-item>
          <text:p text:style-name="P6">External Interrupts from a change in state of one of the external interrupt pins. </text:p>
        </text:list-item>
        <text:list-item>
          <text:p text:style-name="P4">Pin-change interrupts from a change in state of any one of a group of pins. </text:p>
        </text:list-item>
      </text:list>
      <text:p text:style-name="Text_20_body">Interrupts can be generated from several sources:</text:p>
      <text:list xml:id="list5700380061906092786" text:style-name="L2">
        <text:list-item>
          <text:p text:style-name="P7">Temporizador interrompe a partir de um dos timers Arduino. </text:p>
        </text:list-item>
        <text:list-item>
          <text:p text:style-name="P7">Interrupções externas de uma mudança de estado de um dos pinos de interrupção externos. </text:p>
        </text:list-item>
        <text:list-item>
          <text:p text:style-name="P5">Pin-interrompe mudança a partir de uma alteração no estado de qualquer um de um grupo de pinos. </text:p>
        </text:list-item>
      </text:list>
      <text:p text:style-name="Text_20_body"><text:soft-page-break/></text:p>
      <text:h text:style-name="Heading_20_3" text:outline-level="3">What are they good for?</text:h>
      <text:p text:style-name="Text_20_body">Using interrupts, you don’t need to write loop code to continuously check for the high priority interrupt condition.  You don't have to worry about sluggish response or missed button presses due to long-running subroutines.  </text:p>
      <text:p text:style-name="Text_20_body">The processor will automagically stop whatever it is doing when the interrupt occurs and call your interrupt handler.  You just need to write code to respond to the interrupt whenever it happens.</text:p>
      <text:h text:style-name="Heading_20_3" text:outline-level="3">O que eles são bons para?</text:h>
      <text:p text:style-name="Text_20_body">Usando interrupções, você não precisa escrever código loop para verificar continuamente para a condição de interrupção de alta prioridade. Você não tem que se preocupar com resposta lenta ou perdidas pressiona o botão, devido ao sub-rotinas de longa duração. </text:p>
      <text:p text:style-name="Text_20_body">O processador irá automaticamente parar o que está fazendo quando ocorre a interrupção e chamar seu manipulador de interrupção. Você só precisa escrever código para responder à interrupção sempre que isso acontece.</text:p>
      <text:h text:style-name="Heading_20_3" text:outline-level="3">Don't call us, we'll call you</text:h>
      <text:p text:style-name="Text_20_body">In part 1 of this series, we learned how to use millis() for timing.  But in order to make that work, we had to call millis() every time through the loop to see if it was time to do something.  It is kind of a waste to be calling millis() more than once a millisecond, only to find out that the time hasn't changed.  Wouldn't it be nice if we only had to check once per millisecond?</text:p>
      <text:p text:style-name="Text_20_body">Na parte 1 desta série, que aprendeu a usar millis () para timing. Mas para fazer esse trabalho, tivemos que chamar millis () a cada iteração do loop para ver se era hora de fazer alguma coisa. É um tipo de resíduos a chamar millis () mais de uma vez um milésimo de segundo, apenas para descobrir que o tempo não mudou. Não seria bom se nós só tinha de verificar uma vez por milésimo de segundo?</text:p>
      <text:p text:style-name="Text_20_body">Timers and timer interrupts let us do exactly that.  We can set up a timer to interrupt us once per millisecond.  The timer will actually call us to let us know it is time to check the clock!</text:p>
      <text:p text:style-name="Text_20_body">Timers e interrupções do timer vamos fazer exatamente isso. Podemos definir um temporizador para nos interromper uma vez por milissegundo. O timer vai realmente chamar-nos para que possamos saber que é hora de verificar o relógio!</text:p>
      <text:h text:style-name="Heading_20_4" text:outline-level="4">Arduino Timers</text:h>
      <text:p text:style-name="Text_20_body">The Arduino Uno has 3 timers:  Timer0, Timer1 and Timer2.  Timer0 is already set up to generate a millisecond interrupt to update the millisecond counter reported by millis().  Since that is what we are looking for, we'll get Timer0 to generate an interrupt for us too!</text:p>
      <text:p text:style-name="Text_20_body">O Arduino Uno tem 3 timers: Timer0, Timer1 e Timer2. Timer0 já está configurado para gerar uma interrupção de milissegundo para atualizar o contador milissegundo relatado por millis (). Desde que é o que estamos procurando, nós vamos chegar Timer0 para gerar uma interrupção para nós também!</text:p>
      <text:h text:style-name="Heading_20_4" text:outline-level="4"><text:soft-page-break/>Frequency and Counts</text:h>
      <text:p text:style-name="Text_20_body">Timers are simple counters that count at some frequency derived from the 16MHz system clock.  You can configure the clock divisor to alter the frequency and various different counting modes.  You can also configure them to generate interrupts when the timer reaches a specific count.</text:p>
      <text:p text:style-name="Text_20_body">Os temporizadores são contadores simples que contam em alguma freqüência derivado do relógio do sistema 16MHz. Você pode configurar o divisor relógio para alterar a frequência e vários modos de contagem diferentes. Você também pode configurá-los para gerar interrupções quando o cronômetro chega a contagem específica.</text:p>
      <text:p text:style-name="Text_20_body">Timer0 is an 8-bit that counts from 0 to 255 and generates an interrupt whenever it overflows. It uses a clock divisor of 64 by default to give us an interrupt rate of 976.5625 Hz (close enough to a 1KHz for our purposes).  We won't mess with the freqency of Timer0, because that would break millis()!   <text:line-break/>Timer0 é um 8-bit que conta de 0 a 255 e gera uma interrupção sempre transborda. Ele usa um divisor de clock de 64 por padrão para nos dar uma taxa de interrupção de 976,5625 Hz (perto o suficiente para a 1KHz para os nossos propósitos). Nós não vai mexer com a freqency de Timer0, porque isso iria quebrar millis ()</text:p>
      <text:h text:style-name="Heading_20_4" text:outline-level="4">Comparison Registers</text:h>
      <text:p text:style-name="Text_20_body">Arduino timers have a number of configuration registers.  These can be read or written to using special symbols defined in the Arduino IDE.  <text:span text:style-name="Emphasis">For comprehensive description of all these registers and their functions, see the links in "</text:span><text:span text:style-name="Emphasis"><text:span text:style-name="Strong_20_Emphasis">For further reading</text:span></text:span><text:span text:style-name="Emphasis">" below.</text:span></text:p>
      <text:p text:style-name="Text_20_body">We'll set up a up a <text:span text:style-name="Strong_20_Emphasis">comparison register</text:span> for Timer 0 (this register is known as OCR0A) to generate another interrupt somewhere in the middle of that count.  On every tick, the timer counter is compared with the comparison register and when they are equal an interrupt will be generated.</text:p>
      <text:p text:style-name="Text_20_body">The code below will generate a 'TIMER0_COMPA' interrupt whenever the counter value passes 0xAF.</text:p>
      <text:h text:style-name="Heading_20_4" text:outline-level="4">Comparação de Registos</text:h>
      <text:p text:style-name="Text_20_body">Timers Arduino tem um número de registros de configuração. Estes podem ser lido ou escrito usando símbolos especiais definidos no Arduino IDE. Para uma descrição detalhada de todos estes registros e suas funções, consulte os links em "Para uma leitura mais" abaixo.</text:p>
      <text:p text:style-name="Text_20_body">Nós vamos criar um um registo de comparação para temporizador 0 (este registo é conhecido como OCR0A) para gerar outra interrupção em algum lugar no meio do que a contagem. Em cada tique, o contador de tempo é comparado com o registo de comparação e quando eles são iguais uma interrupção é gerada.</text:p>
      <text:p text:style-name="Text_20_body">O código a seguir irá gerar interrupção um "TIMER0_COMPA" sempre que o valor do contador passa 0xAF.</text:p>
      <text:p text:style-name="Standard">// Timer0 is already used for millis() - we'll just interrupt somewhere <text:s/></text:p>
      <text:p text:style-name="Standard">// in the middle and call the "Compare A" function below <text:s/></text:p>
      <text:p text:style-name="Standard">OCR0A = 0xAF; <text:s/></text:p>
      <text:p text:style-name="Standard">TIMSK0 |= _BV(OCIE0A);</text:p>
      <text:p text:style-name="Standard"><text:soft-page-break/></text:p>
      <text:p text:style-name="P2">Then we'll define an interrupt handler for the timer interrupt vector known as "TIMER0_COMPA_vect".  In this interrupt handler we'll do all the stuff we used to do in the loop.</text:p>
      <text:p text:style-name="P2">Em seguida, vamos definir um manipulador de interrupção para o vetor de interrupção temporizador conhecido como "TIMER0_COMPA_vect". Neste manipulador de interrupção vamos fazer todas as coisas que costumávamos fazer no circuito.</text:p>
      <text:p text:style-name="P2"/>
      <text:p text:style-name="Standard">// Interrupt is called once a millisecond, </text:p>
      <text:p text:style-name="Standard">SIGNAL(TIMER0_COMPA_vect) { <text:s/></text:p>
      <text:p text:style-name="Standard">unsigned long currentMillis = millis(); <text:s/></text:p>
      <text:p text:style-name="Standard">sweeper1.Update(currentMillis); </text:p>
      <text:p text:style-name="Standard">//if(digitalRead(2) == HIGH) <text:s/>{ <text:s text:c="4"/></text:p>
      <text:p text:style-name="Standard"><text:s text:c="2"/>sweeper2.Update(currentMillis); </text:p>
      <text:p text:style-name="Standard"><text:s text:c="2"/>led1.Update(currentMillis); <text:s/></text:p>
      <text:p text:style-name="Standard">} <text:s text:c="3"/></text:p>
      <text:p text:style-name="Standard">led2.Update(currentMillis); </text:p>
      <text:p text:style-name="Standard">led3.Update(currentMillis);}</text:p>
      <text:p text:style-name="Standard"/>
      <text:p text:style-name="P2">Which leaves us with a completely empty loop.<text:line-break/>O que nos deixa com um laço completamente vazio.</text:p>
      <text:p text:style-name="P2"/>
      <text:p text:style-name="P2">void loop()</text:p>
      <text:p text:style-name="P2">{</text:p>
      <text:p text:style-name="Standard">}</text:p>
      <text:p text:style-name="Standard"/>
      <text:p text:style-name="Standard">You can do anything you want in your loop now.  You can even be decadent and use a delay()!  The flashers and sweepers won't care.  They will still get called once per millisecond regardless!</text:p>
      <text:p text:style-name="Standard">Você pode fazer o que quiser em seu loop agora. Você pode até mesmo ser decadente e usar um delay ()! Os piscas e varredores não vai se importar. Eles ainda será chamado uma vez por milissegundo independentemente!</text:p>
      <text:h text:style-name="Heading_20_3" text:outline-level="3">For further reading:</text:h>
      <text:p text:style-name="Text_20_body">This is just a simple example of what timers can do.  For more in-depth information on the different types of timers and ways to configure them, check out the "Libraries and Links" page.</text:p>
      <text:h text:style-name="Heading_20_3" text:outline-level="3">The Source Code:</text:h>
      <text:p text:style-name="Text_20_body">Here's the whole code, including the flashers and sweepers:</text:p>
      <text:h text:style-name="Heading_20_3" text:outline-level="3">Para ler mais:</text:h>
      <text:p text:style-name="Text_20_body">Este é apenas um exemplo simples do que timers pode fazer. Para obter mais informações detalhadas sobre os diferentes tipos de temporizadores e maneiras de configurar-los, consulte a página "Bibliotecas e Links".</text:p>
      <text:h text:style-name="Heading_20_3" text:outline-level="3">O Código Fonte:</text:h>
      <text:p text:style-name="Text_20_body">Aqui está o código todo, incluindo os piscas e varredores:</text:p>
      <text:p text:style-name="P3">#include &lt;Servo.h&gt; </text:p>
      <text:p text:style-name="P3"></text:p>
      <text:p text:style-name="P3">class Flasher</text:p>
      <text:p text:style-name="P3"><text:soft-page-break/>{</text:p>
      <text:p text:style-name="P3"><text:tab/>// Class Member Variables</text:p>
      <text:p text:style-name="P3"><text:tab/>// These are initialized at startup</text:p>
      <text:p text:style-name="P3"><text:tab/>int ledPin; <text:s text:c="5"/>// the number of the LED pin</text:p>
      <text:p text:style-name="P3"><text:tab/>long OnTime; <text:s text:c="4"/>// milliseconds of on-time</text:p>
      <text:p text:style-name="P3"><text:tab/>long OffTime; <text:s text:c="3"/>// milliseconds of off-time</text:p>
      <text:p text:style-name="P3"></text:p>
      <text:p text:style-name="P3"><text:tab/>// These maintain the current state</text:p>
      <text:p text:style-name="P3"><text:tab/>int ledState; <text:s text:c="12"/><text:tab/><text:tab/>// ledState used to set the LED</text:p>
      <text:p text:style-name="P3"><text:tab/>unsigned long previousMillis; <text:s/><text:tab/>// will store last time LED was updated</text:p>
      <text:p text:style-name="P3"></text:p>
      <text:p text:style-name="P3"><text:s text:c="2"/>// Constructor - creates a Flasher </text:p>
      <text:p text:style-name="P3"><text:s text:c="2"/>// and initializes the member variables and state</text:p>
      <text:p text:style-name="P3"><text:s text:c="2"/>public:</text:p>
      <text:p text:style-name="P3"><text:s text:c="2"/>Flasher(int pin, long on, long off)</text:p>
      <text:p text:style-name="P3"><text:s text:c="2"/>{</text:p>
      <text:p text:style-name="P3"><text:tab/>ledPin = pin;</text:p>
      <text:p text:style-name="P3"><text:tab/>pinMode(ledPin, OUTPUT); <text:s text:c="4"/></text:p>
      <text:p text:style-name="P3"><text:tab/> <text:s/></text:p>
      <text:p text:style-name="P3"><text:tab/>OnTime = on;</text:p>
      <text:p text:style-name="P3"><text:tab/>OffTime = off;</text:p>
      <text:p text:style-name="P3"><text:tab/></text:p>
      <text:p text:style-name="P3"><text:tab/>ledState = LOW; </text:p>
      <text:p text:style-name="P3"><text:tab/>previousMillis = 0;</text:p>
      <text:p text:style-name="P3"><text:s text:c="2"/>}</text:p>
      <text:p text:style-name="P3"></text:p>
      <text:p text:style-name="P3"><text:s text:c="2"/>void Update(unsigned long currentMillis)</text:p>
      <text:p text:style-name="P3"><text:s text:c="2"/>{</text:p>
      <text:p text:style-name="P3"><text:s text:c="4"/>if((ledState == HIGH) &amp;&amp; (currentMillis - previousMillis &gt;= OnTime))</text:p>
      <text:p text:style-name="P3"><text:s text:c="4"/>{</text:p>
      <text:p text:style-name="P3"><text:s text:c="4"/><text:tab/>ledState = LOW; <text:s/>// Turn it off</text:p>
      <text:p text:style-name="P3"><text:s text:c="6"/>previousMillis = currentMillis; <text:s/>// Remember the time</text:p>
      <text:p text:style-name="P3"><text:s text:c="6"/>digitalWrite(ledPin, ledState); <text:s/>// Update the actual LED</text:p>
      <text:p text:style-name="P3"><text:s text:c="4"/>}</text:p>
      <text:p text:style-name="P3"><text:s text:c="4"/>else if ((ledState == LOW) &amp;&amp; (currentMillis - previousMillis &gt;= OffTime))</text:p>
      <text:p text:style-name="P3"><text:s text:c="4"/>{</text:p>
      <text:p text:style-name="P3"><text:s text:c="6"/>ledState = HIGH; <text:s/>// turn it on</text:p>
      <text:p text:style-name="P3"><text:s text:c="6"/>previousMillis = currentMillis; <text:s text:c="2"/>// Remember the time</text:p>
      <text:p text:style-name="P3"><text:s text:c="6"/>digitalWrite(ledPin, ledState);<text:tab/> <text:s/>// Update the actual LED</text:p>
      <text:p text:style-name="P3"><text:s text:c="4"/>}</text:p>
      <text:p text:style-name="P3"><text:s text:c="2"/>}</text:p>
      <text:p text:style-name="P3">};</text:p>
      <text:p text:style-name="P3"></text:p>
      <text:p text:style-name="P3">class Sweeper</text:p>
      <text:p text:style-name="P3">{</text:p>
      <text:p text:style-name="P3"><text:s text:c="2"/>Servo servo; <text:s text:c="13"/>// the servo</text:p>
      <text:p text:style-name="P3"><text:s text:c="2"/>int pos; <text:s text:c="13"/>// current servo position </text:p>
      <text:p text:style-name="P3"><text:s text:c="2"/>int increment; <text:s text:c="7"/>// increment to move for each interval</text:p>
      <text:p text:style-name="P3"><text:s text:c="2"/>int <text:s/>updateInterval; <text:s text:c="5"/>// interval between updates</text:p>
      <text:p text:style-name="P3"><text:s text:c="2"/>unsigned long lastUpdate; // last update of position</text:p>
      <text:p text:style-name="P3"></text:p>
      <text:p text:style-name="P3">public: </text:p>
      <text:p text:style-name="P3"><text:soft-page-break/><text:s text:c="2"/>Sweeper(int interval)</text:p>
      <text:p text:style-name="P3"><text:s text:c="2"/>{</text:p>
      <text:p text:style-name="P3"><text:s text:c="4"/>updateInterval = interval;</text:p>
      <text:p text:style-name="P3"><text:s text:c="4"/>increment = 1;</text:p>
      <text:p text:style-name="P3"><text:s text:c="2"/>}</text:p>
      <text:p text:style-name="P3"><text:s text:c="2"/></text:p>
      <text:p text:style-name="P3"><text:s text:c="2"/>void Attach(int pin)</text:p>
      <text:p text:style-name="P3"><text:s text:c="2"/>{</text:p>
      <text:p text:style-name="P3"><text:s text:c="4"/>servo.attach(pin);</text:p>
      <text:p text:style-name="P3"><text:s text:c="2"/>}</text:p>
      <text:p text:style-name="P3"><text:s text:c="2"/></text:p>
      <text:p text:style-name="P3"><text:s text:c="2"/>void Detach()</text:p>
      <text:p text:style-name="P3"><text:s text:c="2"/>{</text:p>
      <text:p text:style-name="P3"><text:s text:c="4"/>servo.detach();</text:p>
      <text:p text:style-name="P3"><text:s text:c="2"/>}</text:p>
      <text:p text:style-name="P3"><text:s text:c="2"/></text:p>
      <text:p text:style-name="P3"><text:s text:c="2"/>void Update(unsigned long currentMillis)</text:p>
      <text:p text:style-name="P3"><text:s text:c="2"/>{</text:p>
      <text:p text:style-name="P3"><text:s text:c="4"/>if((currentMillis - lastUpdate) &gt; updateInterval) <text:s/>// time to update</text:p>
      <text:p text:style-name="P3"><text:s text:c="4"/>{</text:p>
      <text:p text:style-name="P3"><text:s text:c="6"/>lastUpdate = millis();</text:p>
      <text:p text:style-name="P3"><text:s text:c="6"/>pos += increment;</text:p>
      <text:p text:style-name="P3"><text:s text:c="6"/>servo.write(pos);</text:p>
      <text:p text:style-name="P3"><text:s text:c="6"/>if ((pos &gt;= 180) || (pos &lt;= 0)) // end of sweep</text:p>
      <text:p text:style-name="P3"><text:s text:c="6"/>{</text:p>
      <text:p text:style-name="P3"><text:s text:c="8"/>// reverse direction</text:p>
      <text:p text:style-name="P3"><text:s text:c="8"/>increment = -increment;</text:p>
      <text:p text:style-name="P3"><text:s text:c="6"/>}</text:p>
      <text:p text:style-name="P3"><text:s text:c="4"/>}</text:p>
      <text:p text:style-name="P3"><text:s text:c="2"/>}</text:p>
      <text:p text:style-name="P3">};</text:p>
      <text:p text:style-name="P3"><text:s/></text:p>
      <text:p text:style-name="P3"><text:s/></text:p>
      <text:p text:style-name="P3">Flasher led1(11, 123, 400);</text:p>
      <text:p text:style-name="P3">Flasher led2(12, 350, 350);</text:p>
      <text:p text:style-name="P3">Flasher led3(13, 200, 222);</text:p>
      <text:p text:style-name="P3"></text:p>
      <text:p text:style-name="P3">Sweeper sweeper1(25);</text:p>
      <text:p text:style-name="P3">Sweeper sweeper2(35);</text:p>
      <text:p text:style-name="P3"><text:s/></text:p>
      <text:p text:style-name="P3">void setup() </text:p>
      <text:p text:style-name="P3">{ </text:p>
      <text:p text:style-name="P3"><text:s text:c="2"/>sweeper1.Attach(9);</text:p>
      <text:p text:style-name="P3"><text:s text:c="2"/>sweeper2.Attach(10);</text:p>
      <text:p text:style-name="P3"><text:s text:c="2"/></text:p>
      <text:p text:style-name="P3"><text:s text:c="2"/>// Timer0 is already used for millis() - we'll just interrupt somewhere</text:p>
      <text:p text:style-name="P3"><text:s text:c="2"/>// in the middle and call the "Compare A" function below</text:p>
      <text:p text:style-name="P3"><text:s text:c="2"/>OCR0A = 0xAF;</text:p>
      <text:p text:style-name="P3"><text:s text:c="2"/>TIMSK0 |= _BV(OCIE0A);</text:p>
      <text:p text:style-name="P3">} </text:p>
      <text:p text:style-name="P3"><text:s/></text:p>
      <text:p text:style-name="P3">// Interrupt is called once a millisecond, looks for any new GPS data, and stores it</text:p>
      <text:p text:style-name="P3"><text:soft-page-break/>SIGNAL(TIMER0_COMPA_vect) </text:p>
      <text:p text:style-name="P3">{</text:p>
      <text:p text:style-name="P3"><text:s text:c="2"/>unsigned long currentMillis = millis();</text:p>
      <text:p text:style-name="P3"><text:s text:c="2"/>sweeper1.Update(currentMillis);</text:p>
      <text:p text:style-name="P3"><text:s text:c="2"/></text:p>
      <text:p text:style-name="P3"><text:s text:c="2"/>if(digitalRead(2) == HIGH)</text:p>
      <text:p text:style-name="P3"><text:s text:c="2"/>{</text:p>
      <text:p text:style-name="P3"><text:s text:c="5"/>sweeper2.Update(currentMillis);</text:p>
      <text:p text:style-name="P3"><text:s text:c="5"/>led1.Update(currentMillis);</text:p>
      <text:p text:style-name="P3"><text:s text:c="2"/>}</text:p>
      <text:p text:style-name="P3"><text:s text:c="2"/></text:p>
      <text:p text:style-name="P3"><text:s text:c="2"/>led2.Update(currentMillis);</text:p>
      <text:p text:style-name="P3"><text:s text:c="2"/>led3.Update(currentMillis);</text:p>
      <text:p text:style-name="P3">} </text:p>
      <text:p text:style-name="P3"></text:p>
      <text:p text:style-name="P3">void loop()</text:p>
      <text:p text:style-name="P3">{</text:p>
      <text:p text:style-name="P3">}</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ís Bulek</meta:initial-creator>
    <meta:creation-date>2015-02-06T15:19:23.016878475</meta:creation-date>
    <dc:date>2015-02-06T15:52:20.937568576</dc:date>
    <dc:creator>Luís Bulek</dc:creator>
    <meta:editing-duration>PT23M39S</meta:editing-duration>
    <meta:editing-cycles>3</meta:editing-cycles>
    <meta:generator>LibreOffice/4.2.7.2$Linux_X86_64 LibreOffice_project/420m0$Build-2</meta:generator>
    <meta:document-statistic meta:table-count="0" meta:image-count="0" meta:object-count="0" meta:page-count="7" meta:paragraph-count="200" meta:word-count="2008" meta:character-count="12680" meta:non-whitespace-character-count="10309"/>
  </office:meta>
</office:document-meta>
</file>